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lileo" table:style-name="ta1">
        <table:shapes>
          <draw:frame draw:z-index="0" draw:style-name="gr1" draw:text-style-name="P1" svg:width="8.0362in" svg:height="3.5449in" svg:x="0.1516in" svg:y="4.3815in">
            <draw:object draw:notify-on-update-of-ranges="Galileo.B2:Galileo.B22 Galileo.H2:Galileo.H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4047in" svg:height="3.5449in" svg:x="0.3354in" svg:y="12.2031in">
            <draw:object draw:notify-on-update-of-ranges="Galileo.B2:Galileo.B22 Galileo.G2:Galileo.G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839in" svg:height="3.5429in" svg:x="0.1264in" svg:y="8.2594in">
            <draw:object draw:notify-on-update-of-ranges="Galileo.B2:Galileo.B22 Galileo.H2:Galileo.H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\_mW\_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table:number-columns-repeated="3" office:value-type="float" office:value="413" calcext:value-type="float">
            <text:p>413</text:p>
          </table:table-cell>
          <table:table-cell table:formula="of:=MEDIAN([.C2:.E2])" office:value-type="float" office:value="413" calcext:value-type="float">
            <text:p>413</text:p>
          </table:table-cell>
          <table:table-cell office:value-type="float" office:value="129147" calcext:value-type="float">
            <text:p>129147</text:p>
          </table:table-cell>
          <table:table-cell table:formula="of:=(([.F2]/1000*6.36)/1000)/(3600/[.G2]/1000)" office:value-type="float" office:value="94.2299561" calcext:value-type="float">
            <text:p>94.2299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3:.E3])" office:value-type="float" office:value="411" calcext:value-type="float">
            <text:p>411</text:p>
          </table:table-cell>
          <table:table-cell office:value-type="float" office:value="145292" calcext:value-type="float">
            <text:p>145292</text:p>
          </table:table-cell>
          <table:table-cell table:formula="of:=(([.F3]/1000*6.36)/1000)/(3600/[.G3]/1000)" office:value-type="float" office:value="105.4965212" calcext:value-type="float">
            <text:p>105.4965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4:.E4])" office:value-type="float" office:value="410" calcext:value-type="float">
            <text:p>410</text:p>
          </table:table-cell>
          <table:table-cell office:value-type="float" office:value="161435" calcext:value-type="float">
            <text:p>161435</text:p>
          </table:table-cell>
          <table:table-cell table:formula="of:=(([.F4]/1000*6.36)/1000)/(3600/[.G4]/1000)" office:value-type="float" office:value="116.932751666667" calcext:value-type="float">
            <text:p>116.932751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l\_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table:formula="of:=MEDIAN([.C5:.E5])" office:value-type="float" office:value="410" calcext:value-type="float">
            <text:p>410</text:p>
          </table:table-cell>
          <table:table-cell office:value-type="float" office:value="145291" calcext:value-type="float">
            <text:p>145291</text:p>
          </table:table-cell>
          <table:table-cell table:formula="of:=(([.F5]/1000*6.36)/1000)/(3600/[.G5]/1000)" office:value-type="float" office:value="105.239114333333" calcext:value-type="float">
            <text:p>105.239114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l\_32</text:p>
          </table:table-cell>
          <table:table-cell table:number-columns-repeated="3" office:value-type="float" office:value="408" calcext:value-type="float">
            <text:p>408</text:p>
          </table:table-cell>
          <table:table-cell table:formula="of:=MEDIAN([.C6:.E6])" office:value-type="float" office:value="408" calcext:value-type="float">
            <text:p>408</text:p>
          </table:table-cell>
          <table:table-cell office:value-type="float" office:value="145291" calcext:value-type="float">
            <text:p>145291</text:p>
          </table:table-cell>
          <table:table-cell table:formula="of:=(([.F6]/1000*6.36)/1000)/(3600/[.G6]/1000)" office:value-type="float" office:value="104.7257528" calcext:value-type="float">
            <text:p>104.7257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\_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table:formula="of:=MEDIAN([.C7:.E7])" office:value-type="float" office:value="411" calcext:value-type="float">
            <text:p>411</text:p>
          </table:table-cell>
          <table:table-cell office:value-type="float" office:value="145291" calcext:value-type="float">
            <text:p>145291</text:p>
          </table:table-cell>
          <table:table-cell table:formula="of:=(([.F7]/1000*6.36)/1000)/(3600/[.G7]/1000)" office:value-type="float" office:value="105.4957951" calcext:value-type="float">
            <text:p>105.4957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\_32</text:p>
          </table:table-cell>
          <table:table-cell table:number-columns-repeated="3" office:value-type="float" office:value="408" calcext:value-type="float">
            <text:p>408</text:p>
          </table:table-cell>
          <table:table-cell table:formula="of:=MEDIAN([.C8:.E8])" office:value-type="float" office:value="408" calcext:value-type="float">
            <text:p>408</text:p>
          </table:table-cell>
          <table:table-cell office:value-type="float" office:value="145291" calcext:value-type="float">
            <text:p>145291</text:p>
          </table:table-cell>
          <table:table-cell table:formula="of:=(([.F8]/1000*6.36)/1000)/(3600/[.G8]/1000)" office:value-type="float" office:value="104.7257528" calcext:value-type="float">
            <text:p>104.7257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r\_0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9:.E9])" office:value-type="float" office:value="411" calcext:value-type="float">
            <text:p>411</text:p>
          </table:table-cell>
          <table:table-cell office:value-type="float" office:value="145291" calcext:value-type="float">
            <text:p>145291</text:p>
          </table:table-cell>
          <table:table-cell table:formula="of:=(([.F9]/1000*6.36)/1000)/(3600/[.G9]/1000)" office:value-type="float" office:value="105.4957951" calcext:value-type="float">
            <text:p>105.49579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l\_0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formula="of:=MEDIAN([.C10:.E10])" office:value-type="float" office:value="408" calcext:value-type="float">
            <text:p>408</text:p>
          </table:table-cell>
          <table:table-cell office:value-type="float" office:value="145292" calcext:value-type="float">
            <text:p>145292</text:p>
          </table:table-cell>
          <table:table-cell table:formula="of:=(([.F10]/1000*6.36)/1000)/(3600/[.G10]/1000)" office:value-type="float" office:value="104.7264736" calcext:value-type="float">
            <text:p>104.7264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c\_8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table:formula="of:=MEDIAN([.C11:.E11])" office:value-type="float" office:value="411" calcext:value-type="float">
            <text:p>411</text:p>
          </table:table-cell>
          <table:table-cell office:value-type="float" office:value="145292" calcext:value-type="float">
            <text:p>145292</text:p>
          </table:table-cell>
          <table:table-cell table:formula="of:=(([.F11]/1000*6.36)/1000)/(3600/[.G11]/1000)" office:value-type="float" office:value="105.4965212" calcext:value-type="float">
            <text:p>105.4965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or\_32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12:.E12])" office:value-type="float" office:value="410" calcext:value-type="float">
            <text:p>410</text:p>
          </table:table-cell>
          <table:table-cell office:value-type="float" office:value="161355" calcext:value-type="float">
            <text:p>161355</text:p>
          </table:table-cell>
          <table:table-cell table:formula="of:=(([.F12]/1000*6.36)/1000)/(3600/[.G12]/1000)" office:value-type="float" office:value="116.874805" calcext:value-type="float">
            <text:p>116.8748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\_32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MEDIAN([.C13:.E13])" office:value-type="float" office:value="410" calcext:value-type="float">
            <text:p>410</text:p>
          </table:table-cell>
          <table:table-cell office:value-type="float" office:value="161434" calcext:value-type="float">
            <text:p>161434</text:p>
          </table:table-cell>
          <table:table-cell table:formula="of:=(([.F13]/1000*6.36)/1000)/(3600/[.G13]/1000)" office:value-type="float" office:value="116.932027333333" calcext:value-type="float">
            <text:p>116.932027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l\_32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14:.E14])" office:value-type="float" office:value="411" calcext:value-type="float">
            <text:p>411</text:p>
          </table:table-cell>
          <table:table-cell office:value-type="float" office:value="161435" calcext:value-type="float">
            <text:p>161435</text:p>
          </table:table-cell>
          <table:table-cell table:formula="of:=(([.F14]/1000*6.36)/1000)/(3600/[.G14]/1000)" office:value-type="float" office:value="117.2179535" calcext:value-type="float">
            <text:p>117.2179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\_8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table:formula="of:=MEDIAN([.C15:.E15])" office:value-type="float" office:value="410" calcext:value-type="float">
            <text:p>410</text:p>
          </table:table-cell>
          <table:table-cell office:value-type="float" office:value="161435" calcext:value-type="float">
            <text:p>161435</text:p>
          </table:table-cell>
          <table:table-cell table:formula="of:=(([.F15]/1000*6.36)/1000)/(3600/[.G15]/1000)" office:value-type="float" office:value="116.932751666667" calcext:value-type="float">
            <text:p>116.932751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\_0</text:p>
          </table:table-cell>
          <table:table-cell table:number-columns-repeated="3" office:value-type="float" office:value="412" calcext:value-type="float">
            <text:p>412</text:p>
          </table:table-cell>
          <table:table-cell table:formula="of:=MEDIAN([.C16:.E16])" office:value-type="float" office:value="412" calcext:value-type="float">
            <text:p>412</text:p>
          </table:table-cell>
          <table:table-cell office:value-type="float" office:value="161436" calcext:value-type="float">
            <text:p>161436</text:p>
          </table:table-cell>
          <table:table-cell table:formula="of:=(([.F16]/1000*6.36)/1000)/(3600/[.G16]/1000)" office:value-type="float" office:value="117.5038832" calcext:value-type="float">
            <text:p>117.5038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\_0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formula="of:=MEDIAN([.C17:.E17])" office:value-type="float" office:value="407" calcext:value-type="float">
            <text:p>407</text:p>
          </table:table-cell>
          <table:table-cell office:value-type="float" office:value="177578" calcext:value-type="float">
            <text:p>177578</text:p>
          </table:table-cell>
          <table:table-cell table:formula="of:=(([.F17]/1000*6.36)/1000)/(3600/[.G17]/1000)" office:value-type="float" office:value="127.684501266667" calcext:value-type="float">
            <text:p>127.6845012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\_32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MEDIAN([.C18:.E18])" office:value-type="float" office:value="410" calcext:value-type="float">
            <text:p>410</text:p>
          </table:table-cell>
          <table:table-cell office:value-type="float" office:value="177578" calcext:value-type="float">
            <text:p>177578</text:p>
          </table:table-cell>
          <table:table-cell table:formula="of:=(([.F18]/1000*6.36)/1000)/(3600/[.G18]/1000)" office:value-type="float" office:value="128.625664666667" calcext:value-type="float">
            <text:p>128.625664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l\_0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19:.E19])" office:value-type="float" office:value="410" calcext:value-type="float">
            <text:p>410</text:p>
          </table:table-cell>
          <table:table-cell office:value-type="float" office:value="177578" calcext:value-type="float">
            <text:p>177578</text:p>
          </table:table-cell>
          <table:table-cell table:formula="of:=(([.F19]/1000*6.36)/1000)/(3600/[.G19]/1000)" office:value-type="float" office:value="128.625664666667" calcext:value-type="float">
            <text:p>128.625664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l\_32</text:p>
          </table:table-cell>
          <table:table-cell table:number-columns-repeated="3" office:value-type="float" office:value="409" calcext:value-type="float">
            <text:p>409</text:p>
          </table:table-cell>
          <table:table-cell table:formula="of:=MEDIAN([.C20:.E20])" office:value-type="float" office:value="409" calcext:value-type="float">
            <text:p>409</text:p>
          </table:table-cell>
          <table:table-cell office:value-type="float" office:value="209866" calcext:value-type="float">
            <text:p>209866</text:p>
          </table:table-cell>
          <table:table-cell table:formula="of:=(([.F20]/1000*6.36)/1000)/(3600/[.G20]/1000)" office:value-type="float" office:value="151.642176066667" calcext:value-type="float">
            <text:p>151.6421760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ull\_0</text:p>
          </table:table-cell>
          <table:table-cell table:number-columns-repeated="3" office:value-type="float" office:value="407" calcext:value-type="float">
            <text:p>407</text:p>
          </table:table-cell>
          <table:table-cell table:formula="of:=MEDIAN([.C21:.E21])" office:value-type="float" office:value="407" calcext:value-type="float">
            <text:p>407</text:p>
          </table:table-cell>
          <table:table-cell office:value-type="float" office:value="226008" calcext:value-type="float">
            <text:p>226008</text:p>
          </table:table-cell>
          <table:table-cell table:formula="of:=(([.F21]/1000*6.36)/1000)/(3600/[.G21]/1000)" office:value-type="float" office:value="162.5072856" calcext:value-type="float">
            <text:p>162.5072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ull\_32</text:p>
          </table:table-cell>
          <table:table-cell table:number-columns-repeated="3" office:value-type="float" office:value="407" calcext:value-type="float">
            <text:p>407</text:p>
          </table:table-cell>
          <table:table-cell table:formula="of:=MEDIAN([.C22:.E22])" office:value-type="float" office:value="407" calcext:value-type="float">
            <text:p>407</text:p>
          </table:table-cell>
          <table:table-cell office:value-type="float" office:value="226008" calcext:value-type="float">
            <text:p>226008</text:p>
          </table:table-cell>
          <table:table-cell table:formula="of:=(([.F22]/1000*6.36)/1000)/(3600/[.G22]/1000)" office:value-type="float" office:value="162.5072856" calcext:value-type="float">
            <text:p>162.5072856</text:p>
          </table:table-cell>
        </table:table-row>
      </table:table>
      <table:table table:name="Raspberry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\_mW\_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430" calcext:value-type="float">
            <text:p>430</text:p>
          </table:table-cell>
          <table:table-cell table:formula="of:=MEDIAN([.C2:.E2])" office:value-type="float" office:value="430" calcext:value-type="float">
            <text:p>430</text:p>
          </table:table-cell>
          <table:table-cell office:value-type="float" office:value="108112" calcext:value-type="float">
            <text:p>108112</text:p>
          </table:table-cell>
          <table:table-cell table:formula="of:=(([.F2]/1000*6.36)/1000)/(3600/[.G2]/1000)" office:value-type="float" office:value="82.1290826666666" calcext:value-type="float">
            <text:p>82.1290826667</text:p>
          </table:table-cell>
          <table:table-cell/>
          <table:table-cell table:formula="of:=[.G3]-[.G2]" office:value-type="float" office:value="15447" calcext:value-type="float">
            <text:p>15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34" calcext:value-type="float">
            <text:p>434</text:p>
          </table:table-cell>
          <table:table-cell table:formula="of:=MEDIAN([.C3:.E3])" office:value-type="float" office:value="434" calcext:value-type="float">
            <text:p>434</text:p>
          </table:table-cell>
          <table:table-cell office:value-type="float" office:value="123559" calcext:value-type="float">
            <text:p>123559</text:p>
          </table:table-cell>
          <table:table-cell table:formula="of:=(([.F3]/1000*6.36)/1000)/(3600/[.G3]/1000)" office:value-type="float" office:value="94.7368039333334" calcext:value-type="float">
            <text:p>94.7368039333</text:p>
          </table:table-cell>
          <table:table-cell/>
          <table:table-cell table:formula="of:=[.G4]-[.G3]" office:value-type="float" office:value="30888" calcext:value-type="float">
            <text:p>30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table:formula="of:=MEDIAN([.C4:.E4])" office:value-type="float" office:value="424" calcext:value-type="float">
            <text:p>424</text:p>
          </table:table-cell>
          <table:table-cell office:value-type="float" office:value="154447" calcext:value-type="float">
            <text:p>154447</text:p>
          </table:table-cell>
          <table:table-cell table:formula="of:=(([.F4]/1000*6.36)/1000)/(3600/[.G4]/1000)" office:value-type="float" office:value="115.691099466667" calcext:value-type="float">
            <text:p>115.6910994667</text:p>
          </table:table-cell>
          <table:table-cell/>
          <table:table-cell table:formula="of:=[.G5]-[.G4]" office:value-type="float" office:value="-46334" calcext:value-type="float">
            <text:p>-463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\_0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table:formula="of:=MEDIAN([.C5:.E5])" office:value-type="float" office:value="429" calcext:value-type="float">
            <text:p>429</text:p>
          </table:table-cell>
          <table:table-cell office:value-type="float" office:value="108113" calcext:value-type="float">
            <text:p>108113</text:p>
          </table:table-cell>
          <table:table-cell table:formula="of:=(([.F5]/1000*6.36)/1000)/(3600/[.G5]/1000)" office:value-type="float" office:value="81.9388427" calcext:value-type="float">
            <text:p>81.938842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\_3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table:formula="of:=MEDIAN([.C6:.E6])" office:value-type="float" office:value="435" calcext:value-type="float">
            <text:p>435</text:p>
          </table:table-cell>
          <table:table-cell office:value-type="float" office:value="108113" calcext:value-type="float">
            <text:p>108113</text:p>
          </table:table-cell>
          <table:table-cell table:formula="of:=(([.F6]/1000*6.36)/1000)/(3600/[.G6]/1000)" office:value-type="float" office:value="83.0848405" calcext:value-type="float">
            <text:p>83.08484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d8\_0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table:formula="of:=MEDIAN([.C7:.E7])" office:value-type="float" office:value="433" calcext:value-type="float">
            <text:p>433</text:p>
          </table:table-cell>
          <table:table-cell office:value-type="float" office:value="123557" calcext:value-type="float">
            <text:p>123557</text:p>
          </table:table-cell>
          <table:table-cell table:formula="of:=(([.F7]/1000*6.36)/1000)/(3600/[.G7]/1000)" office:value-type="float" office:value="94.5169864333333" calcext:value-type="float">
            <text:p>94.5169864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dd8\_8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table:formula="of:=MEDIAN([.C8:.E8])" office:value-type="float" office:value="432" calcext:value-type="float">
            <text:p>432</text:p>
          </table:table-cell>
          <table:table-cell office:value-type="float" office:value="123555" calcext:value-type="float">
            <text:p>123555</text:p>
          </table:table-cell>
          <table:table-cell table:formula="of:=(([.F8]/1000*6.36)/1000)/(3600/[.G8]/1000)" office:value-type="float" office:value="94.297176" calcext:value-type="float">
            <text:p>94.2971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dd16\_0</text:p>
          </table:table-cell>
          <table:table-cell table:number-columns-repeated="3" office:value-type="float" office:value="434" calcext:value-type="float">
            <text:p>434</text:p>
          </table:table-cell>
          <table:table-cell table:formula="of:=MEDIAN([.C9:.E9])" office:value-type="float" office:value="434" calcext:value-type="float">
            <text:p>434</text:p>
          </table:table-cell>
          <table:table-cell office:value-type="float" office:value="108113" calcext:value-type="float">
            <text:p>108113</text:p>
          </table:table-cell>
          <table:table-cell table:formula="of:=(([.F9]/1000*6.36)/1000)/(3600/[.G9]/1000)" office:value-type="float" office:value="82.8938408666667" calcext:value-type="float">
            <text:p>82.8938408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dd16\_8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table:formula="of:=MEDIAN([.C10:.E10])" office:value-type="float" office:value="435" calcext:value-type="float">
            <text:p>435</text:p>
          </table:table-cell>
          <table:table-cell office:value-type="float" office:value="108113" calcext:value-type="float">
            <text:p>108113</text:p>
          </table:table-cell>
          <table:table-cell table:formula="of:=(([.F10]/1000*6.36)/1000)/(3600/[.G10]/1000)" office:value-type="float" office:value="83.0848405" calcext:value-type="float">
            <text:p>83.084840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\_0</text:p>
          </table:table-cell>
          <table:table-cell table:number-columns-repeated="3" office:value-type="float" office:value="429" calcext:value-type="float">
            <text:p>429</text:p>
          </table:table-cell>
          <table:table-cell table:formula="of:=MEDIAN([.C11:.E11])" office:value-type="float" office:value="429" calcext:value-type="float">
            <text:p>429</text:p>
          </table:table-cell>
          <table:table-cell office:value-type="float" office:value="108112" calcext:value-type="float">
            <text:p>108112</text:p>
          </table:table-cell>
          <table:table-cell table:formula="of:=(([.F11]/1000*6.36)/1000)/(3600/[.G11]/1000)" office:value-type="float" office:value="81.9380848" calcext:value-type="float">
            <text:p>81.93808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b\_32</text:p>
          </table:table-cell>
          <table:table-cell table:number-columns-repeated="3" office:value-type="float" office:value="435" calcext:value-type="float">
            <text:p>435</text:p>
          </table:table-cell>
          <table:table-cell table:formula="of:=MEDIAN([.C12:.E12])" office:value-type="float" office:value="435" calcext:value-type="float">
            <text:p>435</text:p>
          </table:table-cell>
          <table:table-cell office:value-type="float" office:value="108112" calcext:value-type="float">
            <text:p>108112</text:p>
          </table:table-cell>
          <table:table-cell table:formula="of:=(([.F12]/1000*6.36)/1000)/(3600/[.G12]/1000)" office:value-type="float" office:value="83.084072" calcext:value-type="float">
            <text:p>83.0840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r\_0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430" calcext:value-type="float">
            <text:p>430</text:p>
          </table:table-cell>
          <table:table-cell table:formula="of:=MEDIAN([.C13:.E13])" office:value-type="float" office:value="430" calcext:value-type="float">
            <text:p>430</text:p>
          </table:table-cell>
          <table:table-cell office:value-type="float" office:value="108112" calcext:value-type="float">
            <text:p>108112</text:p>
          </table:table-cell>
          <table:table-cell table:formula="of:=(([.F13]/1000*6.36)/1000)/(3600/[.G13]/1000)" office:value-type="float" office:value="82.1290826666666" calcext:value-type="float">
            <text:p>82.12908266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sr\_32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table:formula="of:=MEDIAN([.C14:.E14])" office:value-type="float" office:value="435" calcext:value-type="float">
            <text:p>435</text:p>
          </table:table-cell>
          <table:table-cell office:value-type="float" office:value="108112" calcext:value-type="float">
            <text:p>108112</text:p>
          </table:table-cell>
          <table:table-cell table:formula="of:=(([.F14]/1000*6.36)/1000)/(3600/[.G14]/1000)" office:value-type="float" office:value="83.084072" calcext:value-type="float">
            <text:p>83.0840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l\_0</text:p>
          </table:table-cell>
          <table:table-cell table:number-columns-repeated="3" office:value-type="float" office:value="434" calcext:value-type="float">
            <text:p>434</text:p>
          </table:table-cell>
          <table:table-cell table:formula="of:=MEDIAN([.C15:.E15])" office:value-type="float" office:value="434" calcext:value-type="float">
            <text:p>434</text:p>
          </table:table-cell>
          <table:table-cell office:value-type="float" office:value="123556" calcext:value-type="float">
            <text:p>123556</text:p>
          </table:table-cell>
          <table:table-cell table:formula="of:=(([.F15]/1000*6.36)/1000)/(3600/[.G15]/1000)" office:value-type="float" office:value="94.7345037333333" calcext:value-type="float">
            <text:p>94.7345037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sl\_32</text:p>
          </table:table-cell>
          <table:table-cell table:number-columns-repeated="3" office:value-type="float" office:value="436" calcext:value-type="float">
            <text:p>436</text:p>
          </table:table-cell>
          <table:table-cell table:formula="of:=MEDIAN([.C16:.E16])" office:value-type="float" office:value="436" calcext:value-type="float">
            <text:p>436</text:p>
          </table:table-cell>
          <table:table-cell office:value-type="float" office:value="123557" calcext:value-type="float">
            <text:p>123557</text:p>
          </table:table-cell>
          <table:table-cell table:formula="of:=(([.F16]/1000*6.36)/1000)/(3600/[.G16]/1000)" office:value-type="float" office:value="95.1718385333334" calcext:value-type="float">
            <text:p>95.171838533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l\_0</text:p>
          </table:table-cell>
          <table:table-cell table:number-columns-repeated="3" office:value-type="float" office:value="425" calcext:value-type="float">
            <text:p>425</text:p>
          </table:table-cell>
          <table:table-cell table:formula="of:=MEDIAN([.C17:.E17])" office:value-type="float" office:value="425" calcext:value-type="float">
            <text:p>425</text:p>
          </table:table-cell>
          <table:table-cell office:value-type="float" office:value="123559" calcext:value-type="float">
            <text:p>123559</text:p>
          </table:table-cell>
          <table:table-cell table:formula="of:=(([.F17]/1000*6.36)/1000)/(3600/[.G17]/1000)" office:value-type="float" office:value="92.7722158333333" calcext:value-type="float">
            <text:p>92.77221583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\_32</text:p>
          </table:table-cell>
          <table:table-cell table:number-columns-repeated="3" office:value-type="float" office:value="430" calcext:value-type="float">
            <text:p>430</text:p>
          </table:table-cell>
          <table:table-cell table:formula="of:=MEDIAN([.C18:.E18])" office:value-type="float" office:value="430" calcext:value-type="float">
            <text:p>430</text:p>
          </table:table-cell>
          <table:table-cell office:value-type="float" office:value="123558" calcext:value-type="float">
            <text:p>123558</text:p>
          </table:table-cell>
          <table:table-cell table:formula="of:=(([.F18]/1000*6.36)/1000)/(3600/[.G18]/1000)" office:value-type="float" office:value="93.862894" calcext:value-type="float">
            <text:p>93.86289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\_0</text:p>
          </table:table-cell>
          <table:table-cell table:number-columns-repeated="3" office:value-type="float" office:value="429" calcext:value-type="float">
            <text:p>429</text:p>
          </table:table-cell>
          <table:table-cell table:formula="of:=MEDIAN([.C19:.E19])" office:value-type="float" office:value="429" calcext:value-type="float">
            <text:p>429</text:p>
          </table:table-cell>
          <table:table-cell office:value-type="float" office:value="108112" calcext:value-type="float">
            <text:p>108112</text:p>
          </table:table-cell>
          <table:table-cell table:formula="of:=(([.F19]/1000*6.36)/1000)/(3600/[.G19]/1000)" office:value-type="float" office:value="81.9380848" calcext:value-type="float">
            <text:p>81.938084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d\_32</text:p>
          </table:table-cell>
          <table:table-cell table:number-columns-repeated="3" office:value-type="float" office:value="427" calcext:value-type="float">
            <text:p>427</text:p>
          </table:table-cell>
          <table:table-cell table:formula="of:=MEDIAN([.C20:.E20])" office:value-type="float" office:value="427" calcext:value-type="float">
            <text:p>427</text:p>
          </table:table-cell>
          <table:table-cell office:value-type="float" office:value="123556" calcext:value-type="float">
            <text:p>123556</text:p>
          </table:table-cell>
          <table:table-cell table:formula="of:=(([.F20]/1000*6.36)/1000)/(3600/[.G20]/1000)" office:value-type="float" office:value="93.2065278666667" calcext:value-type="float">
            <text:p>93.20652786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\_0</text:p>
          </table:table-cell>
          <table:table-cell table:number-columns-repeated="3" office:value-type="float" office:value="430" calcext:value-type="float">
            <text:p>430</text:p>
          </table:table-cell>
          <table:table-cell table:formula="of:=MEDIAN([.C21:.E21])" office:value-type="float" office:value="430" calcext:value-type="float">
            <text:p>430</text:p>
          </table:table-cell>
          <table:table-cell office:value-type="float" office:value="108112" calcext:value-type="float">
            <text:p>108112</text:p>
          </table:table-cell>
          <table:table-cell table:formula="of:=(([.F21]/1000*6.36)/1000)/(3600/[.G21]/1000)" office:value-type="float" office:value="82.1290826666666" calcext:value-type="float">
            <text:p>82.12908266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\_32</text:p>
          </table:table-cell>
          <table:table-cell table:number-columns-repeated="3" office:value-type="float" office:value="435" calcext:value-type="float">
            <text:p>435</text:p>
          </table:table-cell>
          <table:table-cell table:formula="of:=MEDIAN([.C22:.E22])" office:value-type="float" office:value="435" calcext:value-type="float">
            <text:p>435</text:p>
          </table:table-cell>
          <table:table-cell office:value-type="float" office:value="108112" calcext:value-type="float">
            <text:p>108112</text:p>
          </table:table-cell>
          <table:table-cell table:formula="of:=(([.F22]/1000*6.36)/1000)/(3600/[.G22]/1000)" office:value-type="float" office:value="83.084072" calcext:value-type="float">
            <text:p>83.08407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or\_0</text:p>
          </table:table-cell>
          <table:table-cell table:number-columns-repeated="3" office:value-type="float" office:value="435" calcext:value-type="float">
            <text:p>435</text:p>
          </table:table-cell>
          <table:table-cell table:formula="of:=MEDIAN([.C23:.E23])" office:value-type="float" office:value="435" calcext:value-type="float">
            <text:p>435</text:p>
          </table:table-cell>
          <table:table-cell office:value-type="float" office:value="108112" calcext:value-type="float">
            <text:p>108112</text:p>
          </table:table-cell>
          <table:table-cell table:formula="of:=(([.F23]/1000*6.36)/1000)/(3600/[.G23]/1000)" office:value-type="float" office:value="83.084072" calcext:value-type="float">
            <text:p>83.08407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or\_32</text:p>
          </table:table-cell>
          <table:table-cell table:number-columns-repeated="3" office:value-type="float" office:value="430" calcext:value-type="float">
            <text:p>430</text:p>
          </table:table-cell>
          <table:table-cell table:formula="of:=MEDIAN([.C24:.E24])" office:value-type="float" office:value="430" calcext:value-type="float">
            <text:p>430</text:p>
          </table:table-cell>
          <table:table-cell office:value-type="float" office:value="108112" calcext:value-type="float">
            <text:p>108112</text:p>
          </table:table-cell>
          <table:table-cell table:formula="of:=(([.F24]/1000*6.36)/1000)/(3600/[.G24]/1000)" office:value-type="float" office:value="82.1290826666666" calcext:value-type="float">
            <text:p>82.129082666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Galileo.B1:Galileo.H22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Raspberry.A1:Raspberry.H2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Riolo</meta:initial-creator>
    <meta:creation-date>2016-06-06T02:19:04.980833076</meta:creation-date>
    <dc:date>2016-06-09T03:17:45.543203223</dc:date>
    <dc:creator>Samuel Riolo</dc:creator>
    <meta:editing-duration>P3DT43M19S</meta:editing-duration>
    <meta:editing-cycles>20</meta:editing-cycles>
    <meta:generator>LibreOffice/4.2.8.2$Linux_X86_64 LibreOffice_project/420m0$Build-2</meta:generator>
    <meta:document-statistic meta:table-count="2" meta:cell-count="3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13cm" svg:height="9.005cm" xlink:href=".." xlink:type="simple" chart:class="chart:bar" chart:style-name="ch1">
        <chart:legend chart:legend-position="end" svg:x="18.15cm" svg:y="4.203cm" style:legend-expansion="high" chart:style-name="ch2"/>
        <chart:plot-area chart:style-name="ch3" table:cell-range-address="Galileo.B2:Galileo.B22 Galileo.H2:Galileo.H22" chart:data-source-has-labels="column" svg:x="0.408cm" svg:y="0.18cm" svg:width="17.334cm" svg:height="8.645cm">
          <chartooo:coordinate-region svg:x="1.215cm" svg:y="0.379cm" svg:width="16.527cm" svg:height="6.326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H2:Galileo.H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94.2299561">
                <text:p>94.2299561</text:p>
                <draw:g>
                  <svg:desc>Galileo.H2:Galileo.H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105.239114333333">
                <text:p>105.239114333333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04.7264736">
                <text:p>104.7264736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16.874805">
                <text:p>116.874805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16.932027333333">
                <text:p>116.932027333333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17.2179535">
                <text:p>117.2179535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17.5038832">
                <text:p>117.5038832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127.684501266667">
                <text:p>127.684501266667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151.642176066667">
                <text:p>151.642176066667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162.5072856">
                <text:p>162.5072856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162.5072856">
                <text:p>162.5072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49cm" svg:height="9.005cm" xlink:href=".." xlink:type="simple" chart:class="chart:bar" chart:style-name="ch1">
        <chart:legend chart:legend-position="end" svg:x="19.059cm" svg:y="4.203cm" style:legend-expansion="high" chart:style-name="ch2"/>
        <chart:plot-area chart:style-name="ch3" table:cell-range-address="Galileo.B2:Galileo.B22 Galileo.G2:Galileo.G22" chart:data-source-has-labels="column" svg:x="0.426cm" svg:y="0.18cm" svg:width="18.207cm" svg:height="8.645cm">
          <chartooo:coordinate-region svg:x="1.788cm" svg:y="0.379cm" svg:width="16.845cm" svg:height="6.326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G2:Galileo.G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129147">
                <text:p>129147</text:p>
                <draw:g>
                  <svg:desc>Galileo.G2:Galileo.G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45292">
                <text:p>145292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61435">
                <text:p>161435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45291">
                <text:p>145291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45292">
                <text:p>145292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45292">
                <text:p>145292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61355">
                <text:p>161355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61434">
                <text:p>161434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61435">
                <text:p>161435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161435">
                <text:p>161435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61436">
                <text:p>161436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177578">
                <text:p>177578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177578">
                <text:p>177578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177578">
                <text:p>177578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209866">
                <text:p>209866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226008">
                <text:p>226008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226008">
                <text:p>226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5cm" svg:height="9cm" xlink:href=".." xlink:type="simple" chart:class="chart:bar" chart:style-name="ch1">
        <chart:legend chart:legend-position="end" svg:x="19.287cm" svg:y="4.201cm" style:legend-expansion="high" chart:style-name="ch2"/>
        <chart:plot-area chart:style-name="ch3" table:cell-range-address="Galileo.B2:Galileo.B22 Galileo.H2:Galileo.H22" chart:data-source-has-labels="column" svg:x="0.431cm" svg:y="0.18cm" svg:width="18.425cm" svg:height="8.64cm">
          <chartooo:coordinate-region svg:x="1.238cm" svg:y="0.379cm" svg:width="17.618cm" svg:height="6.321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H2:Galileo.H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94.2299561">
                <text:p>94.2299561</text:p>
                <draw:g>
                  <svg:desc>Galileo.H2:Galileo.H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105.239114333333">
                <text:p>105.239114333333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04.7264736">
                <text:p>104.7264736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16.874805">
                <text:p>116.874805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16.932027333333">
                <text:p>116.932027333333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17.2179535">
                <text:p>117.2179535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17.5038832">
                <text:p>117.5038832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127.684501266667">
                <text:p>127.684501266667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151.642176066667">
                <text:p>151.642176066667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162.5072856">
                <text:p>162.5072856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162.5072856">
                <text:p>162.50728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